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43ecb" officeooo:paragraph-rsid="00143ecb"/>
    </style:style>
    <style:style style:name="P2" style:family="paragraph" style:parent-style-name="Text_20_body">
      <style:text-properties officeooo:rsid="00144a5a" officeooo:paragraph-rsid="00144a5a"/>
    </style:style>
    <style:style style:name="P3" style:family="paragraph" style:parent-style-name="Text_20_body">
      <style:paragraph-properties fo:text-align="justify" style:justify-single-word="false"/>
      <style:text-properties officeooo:rsid="00144a5a" officeooo:paragraph-rsid="00144a5a"/>
    </style:style>
    <style:style style:name="P4" style:family="paragraph" style:parent-style-name="Text_20_body">
      <style:paragraph-properties fo:text-align="justify" style:justify-single-word="false"/>
      <style:text-properties officeooo:rsid="00144a5a" officeooo:paragraph-rsid="00161cc0"/>
    </style:style>
    <style:style style:name="P5" style:family="paragraph" style:parent-style-name="Title">
      <style:text-properties officeooo:rsid="00143ecb" officeooo:paragraph-rsid="00143ecb"/>
    </style:style>
    <style:style style:name="P6" style:family="paragraph" style:parent-style-name="Title">
      <style:text-properties officeooo:rsid="00144a5a" officeooo:paragraph-rsid="00144a5a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61cc0" officeooo:paragraph-rsid="00161cc0"/>
    </style:style>
    <style:style style:name="P8" style:family="paragraph" style:parent-style-name="Text_20_body">
      <style:text-properties officeooo:rsid="00143ecb" officeooo:paragraph-rsid="00143ecb"/>
    </style:style>
    <style:style style:name="P9" style:family="paragraph" style:parent-style-name="Text_20_body">
      <style:text-properties officeooo:rsid="00180d8a" officeooo:paragraph-rsid="00180d8a"/>
    </style:style>
    <style:style style:name="P10" style:family="paragraph" style:parent-style-name="Text_20_body">
      <style:text-properties officeooo:rsid="0018644a" officeooo:paragraph-rsid="0018644a"/>
    </style:style>
    <style:style style:name="T1" style:family="text">
      <style:text-properties officeooo:rsid="00161cc0"/>
    </style:style>
    <style:style style:name="T2" style:family="text">
      <style:text-properties officeooo:rsid="00180d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rigine et fonctionnement des éléments biomécaniques</text:p>
      <text:p text:style-name="P2"/>
      <text:p text:style-name="P4"><text:tab/>Il y a d<text:span text:style-name="T1">ifférents</text:span> types d'implants. </text:p>
      <text:p text:style-name="P4"><text:tab/>Il y a ceux qui sont purement mécaniques <text:span text:style-name="T1">qui sont typiques des non mutés. Il y en a trois types : </text:span></text:p>
      <text:list xml:id="list1369611078" text:style-name="L1">
        <text:list-item>
          <text:p text:style-name="P7">ceux qui demandent une aide manuelle pour les faire fonctionner. Ceux-là sont composés de rouages, de ressors.</text:p>
        </text:list-item>
        <text:list-item>
          <text:p text:style-name="P7">Il y a ceux qui fonctionnent avec un système de production de vapeur miniaturisés. Ces engins sont lourds et encombrants, mais permettent des actions brèves et spectaculaires. </text:p>
        </text:list-item>
        <text:list-item>
          <text:p text:style-name="P7">et il y a ceux, très rares et très chers, qui fonctionnent à l'huile de castor. Cette technologie est prometteuse, mais pas encore tout à fait au point. </text:p>
        </text:list-item>
      </text:list>
      <text:p text:style-name="P4">Ces implants existe<text:span text:style-name="T1">nt</text:span> de diverses qualités pour divers prix. Les meilleurs sont made in Germany ou made in Swi<text:span text:style-name="T2">zer</text:span>land. </text:p>
      <text:p text:style-name="P3"><text:tab/>A côté de ça, il y a les greffes biomécaniques. Celle-ci sont apparues en même temps que les mutations. Elles ont donc assez marginales pour le moment car elles ne sont possibles que grace à la mutation. En effet, leur tissus acceptent et reconnaissent l'élément à greffer dans une sorte de fusion, tant et si bien que l'implant devient une partie de leur corps à part entière. Même si ces greffes prennent très bien sur les mutants, elles ont un coût assez important, car il est primordial d'avoir de la qualité. </text:p>
      <text:p text:style-name="Standard"/>
      <text:p text:style-name="P5">Eléments biomécaniques</text:p>
      <text:p text:style-name="P1"/>
      <text:p text:style-name="P1">Oeil longue-vue</text:p>
      <text:p text:style-name="P1">Bras fusil</text:p>
      <text:p text:style-name="P1">Jambe fusil</text:p>
      <text:p text:style-name="P1">Lame rétractable dans le poignet</text:p>
      <text:p text:style-name="P9">griffes de pied</text:p>
      <text:p text:style-name="P1">flingue de doigt</text:p>
      <text:p text:style-name="P1">Plastron intégré au torse</text:p>
      <text:p text:style-name="P1">Plaque antiscalp</text:p>
      <text:p text:style-name="P1">Machoire de fer</text:p>
      <text:p text:style-name="P1">Dents en acier</text:p>
      <text:p text:style-name="P1">Jambe ressort pour sauter</text:p>
      <text:p text:style-name="P1">petite scie circulaire à la place d'une main</text:p>
      <text:p text:style-name="P1">Cornet qui sort de l'oreille</text:p>
      <text:p text:style-name="P1"><text:soft-page-break/>poche corporelle</text:p>
      <text:p text:style-name="P1">langue acérée retractible à ressort</text:p>
      <text:p text:style-name="P1">Cil – dard empoisonné ejectable</text:p>
      <text:p text:style-name="P1">Poche de gaz paralysant sous la langue</text:p>
      <text:p text:style-name="P1">oeil photographique</text:p>
      <text:p text:style-name="P1">(penser à plus de choses ejectables et d'éléments de protection)</text:p>
      <text:p text:style-name="P9">Ailes</text:p>
      <text:p text:style-name="P9">Main couteau-suisse (façon Edward aux main d'argent). Chalumeau, couteau, tournevis, outils de crochetages...</text:p>
      <text:p text:style-name="P10">Un distributeur de carte au poignet</text:p>
      <text:p text:style-name="P10">Une boîte à musique ou un piano mécanique dans le ventre</text:p>
      <text:p text:style-name="P10">Lampe de poche troisième oeil</text:p>
      <text:p text:style-name="P10">Un oeil supplémentaire dans le dos</text:p>
      <text:p text:style-name="P10">amélioration musculaire</text:p>
      <text:p text:style-name="P10">bras marteau-piqueur</text:p>
      <text:p text:style-name="P10">pieds tout-terrain (raquettes, mini-skis, roulettes,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1S</meta:editing-duration>
    <meta:editing-cycles>8</meta:editing-cycles>
    <meta:generator>LibreOffice/5.3.6.1$Windows_x86 LibreOffice_project/686f202eff87ef707079aeb7f485847613344eb7</meta:generator>
    <dc:date>2020-08-30T16:47:24.998000000</dc:date>
    <meta:document-statistic meta:table-count="0" meta:image-count="0" meta:object-count="0" meta:page-count="2" meta:paragraph-count="37" meta:word-count="347" meta:character-count="2122" meta:non-whitespace-character-count="1805"/>
    <meta:user-defined meta:name="Info 1"/>
    <meta:user-defined meta:name="Info 2"/>
    <meta:user-defined meta:name="Info 3"/>
    <meta:user-defined meta:name="Info 4"/>
  </office:meta>
</office:document-meta>
</file>